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ng to: martel</text:p>
      <text:p text:style-name="Standard">WiFi connected</text:p>
      <text:p text:style-name="Standard">IP address: </text:p>
      <text:p text:style-name="Standard">192.168.1.108</text:p>
      <text:p text:style-name="Standard">mDNS responder started</text:p>
      <text:p text:style-name="Standard"/>
      <text:p text:style-name="Standard">Thing got request:</text:p>
      <text:p text:style-name="Standard">POST /action_page_post.php HTTP/1.1</text:p>
      <text:p text:style-name="Standard">Host: thing.local</text:p>
      <text:p text:style-name="Standard">Connection: keep-alive</text:p>
      <text:p text:style-name="Standard">Content-Length: 15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8.0.3029.110 Safari/537.36</text:p>
      <text:p text:style-name="Standard">Content-Type: application/x-www-form-urlencoded</text:p>
      <text:p text:style-name="Standard">Accept: text/html,application/xhtml+xml,application/xml;q=0.9,image/webp,*/*;q=0.8</text:p>
      <text:p text:style-name="Standard">Referer: http://thing.local/action_page_post.php</text:p>
      <text:p text:style-name="Standard">Accept-Encoding: gzip, deflate</text:p>
      <text:p text:style-name="Standard">Accept-Language: en-US,en;q=0.8</text:p>
      <text:p text:style-name="Standard"/>
      <text:p text:style-name="Standard">fname=1&amp;lname=2</text:p>
      <text:p text:style-name="Standard"><text:span text:style-name="T1">&lt;&lt;&lt;End of request&gt;&gt;&gt;</text:span></text:p>
      <text:p text:style-name="Standard"/>
      <text:p text:style-name="Standard">Sending &lt;&lt;&lt;</text:p>
      <text:p text:style-name="Standard">HTTP/1.1 200 OK</text:p>
      <text:p text:style-name="Standard">Content-Type: text/html</text:p>
      <text:p text:style-name="Standard"/>
      <text:p text:style-name="Standard">&lt;!DOCTYPE HTML&gt;</text:p>
      <text:p text:style-name="Standard">&lt;html&gt;&lt;head&gt;&lt;title&gt;</text:p>
      <text:p text:style-name="Standard">Thing Dev Board Web Page&lt;/title&gt;</text:p>
      <text:p text:style-name="Standard">&lt;/head&gt;&lt;body&gt;</text:p>
      <text:p text:style-name="Standard">&lt;form action="/action_page_post.php" method="post" target="_blank"&gt;</text:p>
      <text:p text:style-name="Standard"><text:s text:c="2"/>First name: &lt;input type="text" name="fname"&gt;&lt;br&gt;</text:p>
      <text:p text:style-name="Standard"><text:s text:c="2"/>Last name: &lt;input type="text" name="lname"&gt;&lt;br&gt;</text:p>
      <text:p text:style-name="Standard"><text:s text:c="2"/>&lt;input type="submit" value="Submit"&gt;</text:p>
      <text:p text:style-name="Standard">&lt;/form&gt;</text:p>
      <text:p text:style-name="Standard">&lt;/body&gt;&lt;/html&gt;</text:p>
      <text:p text:style-name="Standard"/>
      <text:p text:style-name="Standard">&gt;&gt;&gt; to web client</text:p>
      <text:p text:style-name="Standard"/>
      <text:p text:style-name="Standard">Client disonnected</text:p>
      <text:p text:style-name="Standard">Thing got request: <text:span text:style-name="T1"><text:s/>&lt;&lt;&lt;Asking for icon&gt;&gt;&gt;</text:span></text:p>
      <text:p text:style-name="Standard">GET /favicon.ico HTTP/1.1</text:p>
      <text:p text:style-name="Standard">Host: thing.local</text:p>
      <text:p text:style-name="Standard">Connection: keep-alive</text:p>
      <text:p text:style-name="Standard">User-Agent: Mozilla/5.0 (Windows NT 10.0; Win64; x64) AppleWebKit/537.36 (KHTML, like Gecko) Chrome/58.0.3029.110 Safari/537.36</text:p>
      <text:p text:style-name="Standard"><text:soft-page-break/>Accept: image/webp,image/*,*/*;q=0.8</text:p>
      <text:p text:style-name="Standard">Referer: http://thing.local/action_page_post.php</text:p>
      <text:p text:style-name="Standard">Accept-Encoding: gzip, deflate, sdch</text:p>
      <text:p text:style-name="Standard">Accept-Language: en-US,en;q=0.8</text:p>
      <text:p text:style-name="Standard"/>
      <text:p text:style-name="Standard">&gt;&gt;&gt;</text:p>
      <text:p text:style-name="Standard"/>
      <text:p text:style-name="Standard">Sending &lt;&lt;&lt;</text:p>
      <text:p text:style-name="Standard">HTTP/1.1 200 OK</text:p>
      <text:p text:style-name="Standard">Content-Type: text/html</text:p>
      <text:p text:style-name="Standard"/>
      <text:p text:style-name="Standard">&lt;!DOCTYPE HTML&gt;</text:p>
      <text:p text:style-name="Standard">&lt;html&gt;&lt;head&gt;&lt;title&gt;</text:p>
      <text:p text:style-name="Standard">Thing Dev Board Web Page&lt;/title&gt;</text:p>
      <text:p text:style-name="Standard">&lt;/head&gt;&lt;body&gt;</text:p>
      <text:p text:style-name="Standard">&lt;form action="/action_page_post.php" method="post" target="_blank"&gt;</text:p>
      <text:p text:style-name="Standard"><text:s text:c="2"/>First name: &lt;input type="text" name="fname"&gt;&lt;br&gt;</text:p>
      <text:p text:style-name="Standard"><text:s text:c="2"/>Last name: &lt;input type="text" name="lname"&gt;&lt;br&gt;</text:p>
      <text:p text:style-name="Standard"><text:s text:c="2"/>&lt;input type="submit" value="Submit"&gt;</text:p>
      <text:p text:style-name="Standard">&lt;/form&gt;</text:p>
      <text:p text:style-name="Standard">&lt;/body&gt;&lt;/html&gt;</text:p>
      <text:p text:style-name="Standard"/>
      <text:p text:style-name="Standard">&gt;&gt;&gt; to web client</text:p>
      <text:p text:style-name="Standard"/>
      <text:p text:style-name="Standard">Client disonnected</text:p>
      <text:p text:style-name="Standard">Thing got request: <text:span text:style-name="T1">&lt;&lt;&lt;Don't know about this&gt;&gt;&gt;</text:span></text:p>
      <text:p text:style-name="Standard">GET /currentsetting.htm HTTP/1.1</text:p>
      <text:p text:style-name="Standard">Connection: Keep-Alive</text:p>
      <text:p text:style-name="Standard">Host: 192.168.1.108</text:p>
      <text:p text:style-name="Standard"/>
      <text:p text:style-name="Standard">&gt;&gt;&gt;</text:p>
      <text:p text:style-name="Standard"/>
      <text:p text:style-name="Standard">Sending &lt;&lt;&lt;</text:p>
      <text:p text:style-name="Standard">HTTP/1.1 200 OK</text:p>
      <text:p text:style-name="Standard">Content-Type: text/html</text:p>
      <text:p text:style-name="Standard"/>
      <text:p text:style-name="Standard">&lt;!DOCTYPE HTML&gt;</text:p>
      <text:p text:style-name="Standard">&lt;html&gt;&lt;head&gt;&lt;title&gt;</text:p>
      <text:p text:style-name="Standard">Thing Dev Board Web Page&lt;/title&gt;</text:p>
      <text:p text:style-name="Standard">&lt;/head&gt;&lt;body&gt;</text:p>
      <text:p text:style-name="Standard">&lt;form action="/action_page_post.php" method="post" target="_blank"&gt;</text:p>
      <text:p text:style-name="Standard"><text:s text:c="2"/>First name: &lt;input type="text" name="fname"&gt;&lt;br&gt;</text:p>
      <text:p text:style-name="Standard"><text:s text:c="2"/>Last name: &lt;input type="text" name="lname"&gt;&lt;br&gt;</text:p>
      <text:p text:style-name="Standard"><text:s text:c="2"/>&lt;input type="submit" value="Submit"&gt;</text:p>
      <text:p text:style-name="Standard">&lt;/form&gt;</text:p>
      <text:p text:style-name="Standard">&lt;/body&gt;&lt;/html&gt;</text:p>
      <text:p text:style-name="Standard"/>
      <text:p text:style-name="Standard">&gt;&gt;&gt; to web client</text:p>
      <text:p text:style-name="Standard"/>
      <text:p text:style-name="Standard"><text:soft-page-break/>Client disonnected</text:p>
      <text:p text:style-name="Standard"/>
      <text:p text:style-name="Standard">Output from <text:s/>POST message (lots of bebugging) problem is that last line (data) does not have \r\n</text:p>
      <text:p text:style-name="Standard"/>
      <text:p text:style-name="Standard">hing got request:&lt;&lt;POST / HTTP/1.1</text:p>
      <text:p text:style-name="Standard">Host: thing.local</text:p>
      <text:p text:style-name="Standard">Connection: keep-alive</text:p>
      <text:p text:style-name="Standard">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Processing request:</text:p>
      <text:p text:style-name="Standard">s =&lt;&lt;POST / HTTP/1.1</text:p>
      <text:p text:style-name="Standard">Host: thing.local</text:p>
      <text:p text:style-name="Standard">Connection: keep-alive</text:p>
      <text:p text:style-name="Standard">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17</text:p>
      <text:p text:style-name="Standard">retLine=&lt;&lt;POST / HTTP/1.1&gt;&gt;</text:p>
      <text:p text:style-name="Standard">s left=&lt;&lt;Host: thing.local</text:p>
      <text:p text:style-name="Standard">Connection: keep-alive</text:p>
      <text:p text:style-name="Standard">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<text:soft-page-break/>Accept-Encoding: gzip, deflate</text:p>
      <text:p text:style-name="Standard">Accept-Language: en-US,en;q=0.8</text:p>
      <text:p text:style-name="Standard"/>
      <text:p text:style-name="Standard">Led=on&gt;&gt;</text:p>
      <text:p text:style-name="Standard">1 | 15 &lt;&lt;POST / HTTP/1.1&gt;&gt;</text:p>
      <text:p text:style-name="Standard">s =&lt;&lt;Host: thing.local</text:p>
      <text:p text:style-name="Standard">Connection: keep-alive</text:p>
      <text:p text:style-name="Standard">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19</text:p>
      <text:p text:style-name="Standard">retLine=&lt;&lt;Host: thing.local&gt;&gt;</text:p>
      <text:p text:style-name="Standard">s left=&lt;&lt;Connection: keep-alive</text:p>
      <text:p text:style-name="Standard">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2 | 17 &lt;&lt;Host: thing.local&gt;&gt;</text:p>
      <text:p text:style-name="Standard">s =&lt;&lt;Connection: keep-alive</text:p>
      <text:p text:style-name="Standard">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><text:soft-page-break/></text:p>
      <text:p text:style-name="Standard">Led=on&gt;&gt;</text:p>
      <text:p text:style-name="Standard">i=24</text:p>
      <text:p text:style-name="Standard">retLine=&lt;&lt;Connection: keep-alive&gt;&gt;</text:p>
      <text:p text:style-name="Standard">s left=&lt;&lt;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3 | 22 &lt;&lt;Connection: keep-alive&gt;&gt;</text:p>
      <text:p text:style-name="Standard">s =&lt;&lt;Content-Length: 6</text:p>
      <text:p text:style-name="Standard">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19</text:p>
      <text:p text:style-name="Standard">retLine=&lt;&lt;Content-Length: 6&gt;&gt;</text:p>
      <text:p text:style-name="Standard">s left=&lt;&lt;Cache-Control: max-age=0</text:p>
      <text:p text:style-name="Standard">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4 | 17 &lt;&lt;Content-Length: 6&gt;&gt;</text:p>
      <text:p text:style-name="Standard">s =&lt;&lt;Cache-Control: max-age=0</text:p>
      <text:p text:style-name="Standard">Origin: http://thing.local</text:p>
      <text:p text:style-name="Standard">Upgrade-Insecure-Requests: 1</text:p>
      <text:p text:style-name="Standard"><text:soft-page-break/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26</text:p>
      <text:p text:style-name="Standard">retLine=&lt;&lt;Cache-Control: max-age=0&gt;&gt;</text:p>
      <text:p text:style-name="Standard">s left=&lt;&lt;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5 | 24 &lt;&lt;Cache-Control: max-age=0&gt;&gt;</text:p>
      <text:p text:style-name="Standard">s =&lt;&lt;Origin: http://thing.local</text:p>
      <text:p text:style-name="Standard">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28</text:p>
      <text:p text:style-name="Standard">retLine=&lt;&lt;Origin: http://thing.local&gt;&gt;</text:p>
      <text:p text:style-name="Standard">s left=&lt;&lt;Upgrade-Insecure-Requests: 1</text:p>
      <text:p text:style-name="Standard">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6 | 26 &lt;&lt;Origin: http://thing.local&gt;&gt;</text:p>
      <text:p text:style-name="Standard">s =&lt;&lt;Upgrade-Insecure-Requests: 1</text:p>
      <text:p text:style-name="Standard">User-Agent: Mozilla/5.0 (Windows NT 10.0; Win64; x64) AppleWebKit/537.36 (KHTML, like <text:soft-page-break/>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30</text:p>
      <text:p text:style-name="Standard">retLine=&lt;&lt;Upgrade-Insecure-Requests: 1&gt;&gt;</text:p>
      <text:p text:style-name="Standard">s left=&lt;&lt;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7 | 28 &lt;&lt;Upgrade-Insecure-Requests: 1&gt;&gt;</text:p>
      <text:p text:style-name="Standard">s =&lt;&lt;User-Agent: Mozilla/5.0 (Windows NT 10.0; Win64; x64) AppleWebKit/537.36 (KHTML, like Gecko) Chrome/59.0.3071.115 Safari/537.36</text:p>
      <text:p text:style-name="Standard">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129</text:p>
      <text:p text:style-name="Standard">retLine=&lt;&lt;User-Agent: Mozilla/5.0 (Windows NT 10.0; Win64; x64) AppleWebKit/537.36 (KHTML, like Gecko) Chrome/59.0.3071.115 Safari/537.36&gt;&gt;</text:p>
      <text:p text:style-name="Standard">s left=&lt;&lt;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8 | 127 &lt;&lt;User-Agent: Mozilla/5.0 (Windows NT 10.0; Win64; x64) AppleWebKit/537.36 (KHTML, like Gecko) Chrome/59.0.3071.115 Safari/537.36&gt;&gt;</text:p>
      <text:p text:style-name="Standard">s =&lt;&lt;Content-Type: application/x-www-form-urlencoded</text:p>
      <text:p text:style-name="Standard">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49</text:p>
      <text:p text:style-name="Standard"><text:soft-page-break/>retLine=&lt;&lt;Content-Type: application/x-www-form-urlencoded&gt;&gt;</text:p>
      <text:p text:style-name="Standard">s left=&lt;&lt;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9 | 47 &lt;&lt;Content-Type: application/x-www-form-urlencoded&gt;&gt;</text:p>
      <text:p text:style-name="Standard">s =&lt;&lt;Accept: text/html,application/xhtml+xml,application/xml;q=0.9,image/webp,image/apng,*/*;q=0.8</text:p>
      <text:p text:style-name="Standard">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95</text:p>
      <text:p text:style-name="Standard">retLine=&lt;&lt;Accept: text/html,application/xhtml+xml,application/xml;q=0.9,image/webp,image/apng,*/*;q=0.8&gt;&gt;</text:p>
      <text:p text:style-name="Standard">s left=&lt;&lt;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10 | 93 &lt;&lt;Accept: text/html,application/xhtml+xml,application/xml;q=0.9,image/webp,image/apng,*/*;q=0.8&gt;&gt;</text:p>
      <text:p text:style-name="Standard">s =&lt;&lt;Referer: http://thing.local/</text:p>
      <text:p text:style-name="Standard">Accept-Encoding: gzip, deflate</text:p>
      <text:p text:style-name="Standard">Accept-Language: en-US,en;q=0.8</text:p>
      <text:p text:style-name="Standard"/>
      <text:p text:style-name="Standard">Led=on&gt;&gt;</text:p>
      <text:p text:style-name="Standard">i=30</text:p>
      <text:p text:style-name="Standard">retLine=&lt;&lt;Referer: http://thing.local/&gt;&gt;</text:p>
      <text:p text:style-name="Standard">s left=&lt;&lt;Accept-Encoding: gzip, deflate</text:p>
      <text:p text:style-name="Standard">Accept-Language: en-US,en;q=0.8</text:p>
      <text:p text:style-name="Standard"/>
      <text:p text:style-name="Standard">Led=on&gt;&gt;</text:p>
      <text:p text:style-name="Standard">11 | 28 &lt;&lt;Referer: http://thing.local/&gt;&gt;</text:p>
      <text:p text:style-name="Standard">s =&lt;&lt;Accept-Encoding: gzip, deflate</text:p>
      <text:p text:style-name="Standard">Accept-Language: en-US,en;q=0.8</text:p>
      <text:p text:style-name="Standard"/>
      <text:p text:style-name="Standard">Led=on&gt;&gt;</text:p>
      <text:p text:style-name="Standard">i=32</text:p>
      <text:p text:style-name="Standard">retLine=&lt;&lt;Accept-Encoding: gzip, deflate&gt;&gt;</text:p>
      <text:p text:style-name="Standard">s left=&lt;&lt;Accept-Language: en-US,en;q=0.8</text:p>
      <text:p text:style-name="Standard"/>
      <text:p text:style-name="Standard">Led=on&gt;&gt;</text:p>
      <text:p text:style-name="Standard">12 | 30 &lt;&lt;Accept-Encoding: gzip, deflate&gt;&gt;</text:p>
      <text:p text:style-name="Standard">s =&lt;&lt;Accept-Language: en-US,en;q=0.8</text:p>
      <text:p text:style-name="Standard"><text:soft-page-break/></text:p>
      <text:p text:style-name="Standard">Led=on&gt;&gt;</text:p>
      <text:p text:style-name="Standard">i=33</text:p>
      <text:p text:style-name="Standard">retLine=&lt;&lt;Accept-Language: en-US,en;q=0.8&gt;&gt;</text:p>
      <text:p text:style-name="Standard">s left=&lt;&lt;</text:p>
      <text:p text:style-name="Standard">Led=on&gt;&gt;</text:p>
      <text:p text:style-name="Standard">13 | 31 &lt;&lt;Accept-Language: en-US,en;q=0.8&gt;&gt;</text:p>
      <text:p text:style-name="Standard">s =&lt;&lt;</text:p>
      <text:p text:style-name="Standard">Led=on&gt;&gt;</text:p>
      <text:p text:style-name="Standard">i=2</text:p>
      <text:p text:style-name="Standard">retLine=&lt;&lt;&gt;&gt;</text:p>
      <text:p text:style-name="Standard">s left=&lt;&lt;Led=on&gt;&gt;</text:p>
      <text:p text:style-name="Standard">14 | 0 &lt;&lt;&gt;&gt;</text:p>
      <text:p text:style-name="Standard">retLine=&lt;&lt;Led=on&gt;&gt;</text:p>
      <text:p text:style-name="Standard">Nothing left</text:p>
      <text:p text:style-name="Standard"/>
      <text:p text:style-name="Standard">Client disonnecte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punctuation-wrap="simple" style:writing-mode="lr-tb"/>
      <style:text-properties fo:color="#00000a" style:font-name="Times New Roman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Tahoma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</meta:creation-date>
    <dc:language>en-US</dc:language>
    <dc:date>2017-06-30T18:06:59.06</dc:date>
    <meta:editing-cycles>4</meta:editing-cycles>
    <meta:editing-duration>PT5S</meta:editing-duration>
    <meta:generator>OpenOffice/4.1.2$Win32 OpenOffice.org_project/412m3$Build-9782</meta:generator>
    <meta:document-statistic meta:table-count="0" meta:image-count="0" meta:object-count="0" meta:page-count="9" meta:paragraph-count="340" meta:word-count="1018" meta:character-count="12536"/>
    <dc:creator>Philip Martel</dc:creator>
  </office:meta>
</office:document-meta>
</file>